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11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text-properties fo:font-size="42pt" style:font-size-asian="42pt" style:font-size-complex="42pt"/>
    </style:style>
    <style:style style:name="P2" style:family="paragraph">
      <loext:graphic-properties draw:fill="none" draw:fill-color="#ffffff"/>
      <style:text-properties fo:font-size="42pt" style:font-size-asian="42pt" style:font-size-complex="4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font-size="14pt" style:font-size-asian="14pt" style:font-size-complex="14pt"/>
    </style:style>
    <style:style style:name="P6" style:family="paragraph">
      <loext:graphic-properties draw:fill-color="#ffffff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style:text-position="super 58%" fo:font-size="42pt" style:font-size-asian="42pt" style:font-size-complex="4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7.94cm" svg:height="3.561cm" svg:x="0cm" svg:y="1.5cm">
          <draw:text-box>
            <text:p text:style-name="P1"><text:span text:style-name="T1">STARS Meeting on October 21</text:span><text:span text:style-name="T2">st</text:span><text:span text:style-name="T1">, 2025….</text:span></text:p>
          </draw:text-box>
        </draw:frame>
        <draw:frame draw:style-name="gr2" draw:text-style-name="P3" draw:layer="layout" svg:width="11.43cm" svg:height="0.962cm" svg:x="13.335cm" svg:y="5.08cm">
          <draw:text-box>
            <text:list text:style-name="L1">
              <text:list-item>
                <text:p>Journee de la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rospectives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LISE workshop stopped. Needs people to continue.</text:span></text:p>
              </text:list-item>
              <text:list-item>
                <text:p text:style-name="P5"><text:span text:style-name="T3">MUST2 being unmounted for 1 experiment at NFS.</text:span></text:p>
              </text:list-item>
              <text:list-item>
                <text:p text:style-name="P5"><text:span text:style-name="T3">The LISE spectrometer going under control of the accelerator group.</text:span></text:p>
              </text:list-item>
              <text:list-item>
                <text:p text:style-name="P5"><text:span text:style-name="T3">Position of Hugo in LISE.</text:span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Electronic improvements</text:p>
          </draw:text-box>
        </draw:frame>
        <draw:frame presentation:style-name="pr3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5"><text:span text:style-name="T3">What after the NUMEXO2 ?</text:span></text:p>
              </text:list-item>
              <text:list-item>
                <text:p text:style-name="P5"><text:span text:style-name="T3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ZDD commissioning</text:p>
          </draw:text-box>
        </draw:frame>
        <draw:frame presentation:style-name="pr3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RUN 1: 16 March - the beam starts…</text:span></text:p>
              </text:list-item>
              <text:list-item>
                <text:p><text:span text:style-name="T4">Also marks the commissioning of ZDD.</text:span></text:p>
              </text:list-item>
              <text:list-item>
                <text:p><text:span text:style-name="T4">3 clovers will be mounted after 3 weeks of commissioning for Nicolas’ experiment.</text:span></text:p>
              </text:list-item>
              <text:list-item>
                <text:p><text:span text:style-name="T4">Another experiment (Chloe) in D4 instead of G2.</text:span></text:p>
              </text:list-item>
              <text:list-item>
                <text:p><text:span text:style-name="T4">RUN 2: TAS experiment in GANIL.</text:span></text:p>
              </text:list-item>
              <text:list-item>
                <text:p><text:span text:style-name="T4">June 1 → Starts the experiment.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cole Juliot Curie</text:p>
              </text:list-item>
              <text:list-item>
                <text:p>EuNPC</text:p>
              </text:list-item>
              <text:list-item>
                <text:p>GDR (3<text:span text:style-name="T5">rd</text:span> Nov - 7<text:span text:style-name="T5">th</text:span> Nov.)</text:p>
              </text:list-item>
              <text:list-item>
                <text:p>JRJC (30<text:span text:style-name="T5">th</text:span> Nov - 6<text:span text:style-name="T5">th</text:span> Dec.)</text:p>
              </text:list-item>
              <text:list-item>
                <text:p>Grit Workshop (3<text:span text:style-name="T5">rd</text:span> Dec.)</text:p>
              </text:list-item>
              <text:list-item>
                <text:p>PhyNuBe4 (May 17<text:span text:style-name="T5">th</text:span> - 22<text:span text:style-name="T5">nd</text:span>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ACTAR at TRIUMPH</text:p>
              </text:list-item>
              <text:list-item>
                <text:p>3 experiment campaign</text:p>
              </text:list-item>
              <text:list-item>
                <text:p>1<text:span text:style-name="T5">st</text:span> Expt. : Bea 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>
          <draw:text-box>
            <text:list text:style-name="L2">
              <text:list-item>
                <text:p>Soft E0 mod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10-21T14:08:42.780933840</meta:creation-date>
    <dc:title>blank</dc:title>
    <meta:editing-duration>PT38M19S</meta:editing-duration>
    <meta:editing-cycles>4</meta:editing-cycles>
    <meta:generator>LibreOffice/7.3.7.2$Linux_X86_64 LibreOffice_project/30$Build-2</meta:generator>
    <dc:date>2025-10-21T17:00:06.067040653</dc:date>
    <meta:document-statistic meta:object-count="49"/>
  </office:meta>
</office:document-meta>
</file>